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5.145cm"/>
    </style:style>
    <style:style style:name="co11" style:family="table-column">
      <style:table-column-properties fo:break-before="auto" style:column-width="4.867cm"/>
    </style:style>
    <style:style style:name="co9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3.946cm"/>
    </style:style>
    <style:style style:name="co7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4.311cm"/>
    </style:style>
    <style:style style:name="co13" style:family="table-column">
      <style:table-column-properties fo:break-before="auto" style:column-width="18.7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6" style:family="table-cell" style:parent-style-name="Default">
      <style:table-cell-properties fo:background-color="#ffffff"/>
    </style:style>
    <style:style style:name="ce4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7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4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4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前置活动判定条件</text:p>
          </table:table-cell>
          <table:table-cell table:style-name="ce7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4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等待审核/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3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1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2011／10／13</text:date>, <text:time>13:25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13:25:30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1" meta:object-count="0"/>
  </office:meta>
</office:document-meta>
</file>